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ff"/>
    </style:style>
    <style:style style:name="ce3" style:family="table-cell" style:parent-style-name="Default">
      <style:text-properties fo:color="#990066"/>
    </style:style>
    <style:style style:name="ce4" style:family="table-cell" style:parent-style-name="Default">
      <style:text-properties fo:color="#cc9900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00cc00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ext-properties fo:color="#ff9900"/>
    </style:style>
    <style:style style:name="ce9" style:family="table-cell" style:parent-style-name="Default">
      <style:text-properties fo:color="#ff33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office:value-type="float" office:value="160701" calcext:value-type="float">
            <text:p>160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704" calcext:value-type="float">
            <text:p>160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2">
          <table:table-cell table:style-name="Default" office:value-type="float" office:value="160706" calcext:value-type="float">
            <text:p>1607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bo payment StewartF (sports insurance)</text:p>
          </table:table-cell>
        </table:table-row>
        <table:table-row table:style-name="ro2">
          <table:table-cell office:value-type="float" office:value="160706" calcext:value-type="float">
            <text:p>160706</text:p>
          </table:table-cell>
          <table:table-cell office:value-type="float" office:value="-109" calcext:value-type="float">
            <text:p>-109</text:p>
          </table:table-cell>
          <table:table-cell table:style-name="ce2" office:value-type="string" calcext:value-type="string">
            <text:p>Miscellaneous spend StewartF (sports insurance)</text:p>
          </table:table-cell>
        </table:table-row>
        <table:table-row table:style-name="ro2">
          <table:table-cell office:value-type="float" office:value="160801" calcext:value-type="float">
            <text:p>160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803" calcext:value-type="float">
            <text:p>1608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2">
          <table:table-cell office:value-type="float" office:value="160804" calcext:value-type="float">
            <text:p>1608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05" calcext:value-type="float">
            <text:p>160805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Fundraising Halo (sponsorship)</text:p>
          </table:table-cell>
        </table:table-row>
        <table:table-row table:style-name="ro2">
          <table:table-cell office:value-type="float" office:value="160805" calcext:value-type="float">
            <text:p>16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bo payment CraigF</text:p>
          </table:table-cell>
        </table:table-row>
        <table:table-row table:style-name="ro2">
          <table:table-cell table:style-name="Default" office:value-type="float" office:value="160806" calcext:value-type="float">
            <text:p>160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MurrayH (referee)</text:p>
          </table:table-cell>
        </table:table-row>
        <table:table-row table:style-name="ro2">
          <table:table-cell office:value-type="float" office:value="160806" calcext:value-type="float">
            <text:p>160806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MurrayH</text:p>
          </table:table-cell>
        </table:table-row>
        <table:table-row table:style-name="ro2">
          <table:table-cell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ColinD</text:p>
          </table:table-cell>
        </table:table-row>
        <table:table-row table:style-name="ro2">
          <table:table-cell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table:style-name="Default" office:value-type="float" office:value="160810" calcext:value-type="float">
            <text:p>1608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oryJ (referee)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-30" calcext:value-type="float">
            <text:p>-30</text:p>
          </table:table-cell>
          <table:table-cell table:style-name="ce4" office:value-type="string" calcext:value-type="string">
            <text:p>Referee RoryJ</text:p>
          </table:table-cell>
        </table:table-row>
        <table:table-row table:style-name="ro2">
          <table:table-cell table:style-name="Default" office:value-type="float" office:value="160810" calcext:value-type="float">
            <text:p>1608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olinD 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12" calcext:value-type="float">
            <text:p>1608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MurrayS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PaulC</text:p>
          </table:table-cell>
        </table:table-row>
        <table:table-row table:style-name="ro2">
          <table:table-cell table:style-name="Default" office:value-type="float" office:value="160815" calcext:value-type="float">
            <text:p>1608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-38" calcext:value-type="float">
            <text:p>-38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table:style-name="Default" office:value-type="float" office:value="160816" calcext:value-type="float">
            <text:p>1608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medical bag)</text:p>
          </table:table-cell>
        </table:table-row>
        <table:table-row table:style-name="ro2">
          <table:table-cell office:value-type="float" office:value="160816" calcext:value-type="float">
            <text:p>160816</text:p>
          </table:table-cell>
          <table:table-cell office:value-type="float" office:value="-40" calcext:value-type="float">
            <text:p>-40</text:p>
          </table:table-cell>
          <table:table-cell table:style-name="ce2" office:value-type="string" calcext:value-type="string">
            <text:p>Miscellaneous spend EwanM (medical bag)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25" calcext:value-type="float">
            <text:p>-25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FraserC (referee)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FraserC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office:value-type="float" office:value="160717" calcext:value-type="float">
            <text:p>160717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0820" calcext:value-type="float">
            <text:p>1608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o payment GeoffC (pitch)</text:p>
          </table:table-cell>
        </table:table-row>
        <table:table-row table:style-name="ro2">
          <table:table-cell office:value-type="float" office:value="160820" calcext:value-type="float">
            <text:p>160820</text:p>
          </table:table-cell>
          <table:table-cell office:value-type="float" office:value="-35" calcext:value-type="float">
            <text:p>-35</text:p>
          </table:table-cell>
          <table:table-cell table:style-name="ce6" office:value-type="string" calcext:value-type="string">
            <text:p>Pitch GeoffC</text:p>
          </table:table-cell>
        </table:table-row>
        <table:table-row table:style-name="ro2">
          <table:table-cell office:value-type="float" office:value="160822" calcext:value-type="float">
            <text:p>1608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822" calcext:value-type="float">
            <text:p>160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0824" calcext:value-type="float">
            <text:p>1608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ricE</text:p>
          </table:table-cell>
        </table:table-row>
        <table:table-row table:style-name="ro2">
          <table:table-cell office:value-type="float" office:value="160824" calcext:value-type="float">
            <text:p>1608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TomB</text:p>
          </table:table-cell>
        </table:table-row>
        <table:table-row table:style-name="ro2">
          <table:table-cell office:value-type="float" office:value="160825" calcext:value-type="float">
            <text:p>160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825" calcext:value-type="float">
            <text:p>160825</text:p>
          </table:table-cell>
          <table:table-cell office:value-type="float" office:value="-50.74" calcext:value-type="float">
            <text:p>-50.74</text:p>
          </table:table-cell>
          <table:table-cell table:style-name="ce5" office:value-type="string" calcext:value-type="string">
            <text:p>Refund StewartF (reduce balance)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o payment BrookMK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RobertL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23" calcext:value-type="float">
            <text:p>-23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office:value-type="float" office:value="160829" calcext:value-type="float">
            <text:p>160829</text:p>
          </table:table-cell>
          <table:table-cell office:value-type="float" office:value="-6" calcext:value-type="float">
            <text:p>-6</text:p>
          </table:table-cell>
          <table:table-cell table:style-name="ce5" office:value-type="string" calcext:value-type="string">
            <text:p>Refund ColinD (reduce balance)</text:p>
          </table:table-cell>
        </table:table-row>
        <table:table-row table:style-name="ro2">
          <table:table-cell office:value-type="float" office:value="160829" calcext:value-type="float">
            <text:p>160829</text:p>
          </table:table-cell>
          <table:table-cell office:value-type="float" office:value="-50" calcext:value-type="float">
            <text:p>-50</text:p>
          </table:table-cell>
          <table:table-cell table:style-name="ce5" office:value-type="string" calcext:value-type="string">
            <text:p>Refund EwanM (keep Glasgow friendly cash from players)</text:p>
          </table:table-cell>
        </table:table-row>
        <table:table-row table:style-name="ro2">
          <table:table-cell office:value-type="float" office:value="160830" calcext:value-type="float">
            <text:p>1608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830" calcext:value-type="float">
            <text:p>16083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bo payment AndyC</text:p>
          </table:table-cell>
        </table:table-row>
        <table:table-row table:style-name="ro2">
          <table:table-cell office:value-type="float" office:value="160831" calcext:value-type="float">
            <text:p>160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31" calcext:value-type="float">
            <text:p>1608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ndyC</text:p>
          </table:table-cell>
        </table:table-row>
        <table:table-row table:style-name="ro2">
          <table:table-cell table:style-name="Default"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2">
          <table:table-cell table:style-name="Default"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LewisW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0905" calcext:value-type="float">
            <text:p>160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o payment EwanM (stamps)</text:p>
          </table:table-cell>
        </table:table-row>
        <table:table-row table:style-name="ro2">
          <table:table-cell office:value-type="float" office:value="160905" calcext:value-type="float">
            <text:p>160905</text:p>
          </table:table-cell>
          <table:table-cell office:value-type="float" office:value="-16" calcext:value-type="float">
            <text:p>-16</text:p>
          </table:table-cell>
          <table:table-cell table:style-name="ce2" office:value-type="string" calcext:value-type="string">
            <text:p>Miscellaneous spend EwanM (stamps)</text:p>
          </table:table-cell>
        </table:table-row>
        <table:table-row table:style-name="ro2">
          <table:table-cell office:value-type="float" office:value="160912" calcext:value-type="float">
            <text:p>1609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0920" calcext:value-type="float">
            <text:p>16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0921" calcext:value-type="float">
            <text:p>160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</text:p>
          </table:table-cell>
        </table:table-row>
        <table:table-row table:style-name="ro2">
          <table:table-cell office:value-type="float" office:value="160926" calcext:value-type="float">
            <text:p>16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927" calcext:value-type="float">
            <text:p>160927</text:p>
          </table:table-cell>
          <table:table-cell office:value-type="float" office:value="-887.57" calcext:value-type="float">
            <text:p>-887.57</text:p>
          </table:table-cell>
          <table:table-cell table:style-name="ce2" office:value-type="string" calcext:value-type="string">
            <text:p>Miscellaneous spend Soccerworld (tracksuits)</text:p>
          </table:table-cell>
        </table:table-row>
        <table:table-row table:style-name="ro2">
          <table:table-cell office:value-type="float" office:value="160929" calcext:value-type="float">
            <text:p>1609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2">
          <table:table-cell office:value-type="float" office:value="160930" calcext:value-type="float">
            <text:p>160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001" calcext:value-type="float">
            <text:p>16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office:value-type="float" office:value="161004" calcext:value-type="float">
            <text:p>1610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003" calcext:value-type="float">
            <text:p>161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1003" calcext:value-type="float">
            <text:p>161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1004" calcext:value-type="float">
            <text:p>161004</text:p>
          </table:table-cell>
          <table:table-cell office:value-type="float" office:value="-136" calcext:value-type="float">
            <text:p>-136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office:value-type="float" office:value="161006" calcext:value-type="float">
            <text:p>161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011" calcext:value-type="float">
            <text:p>161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1013" calcext:value-type="float">
            <text:p>161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o payment MikeA</text:p>
          </table:table-cell>
        </table:table-row>
        <table:table-row table:style-name="ro2">
          <table:table-cell office:value-type="float" office:value="161017" calcext:value-type="float">
            <text:p>161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017" calcext:value-type="float">
            <text:p>161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019" calcext:value-type="float">
            <text:p>161019</text:p>
          </table:table-cell>
          <table:table-cell office:value-type="float" office:value="-146" calcext:value-type="float">
            <text:p>-146</text:p>
          </table:table-cell>
          <table:table-cell table:style-name="ce7" office:value-type="string" calcext:value-type="string">
            <text:p>Facility ACC (Kincorth historic invoice, StewartF)</text:p>
          </table:table-cell>
        </table:table-row>
        <table:table-row table:style-name="ro2">
          <table:table-cell office:value-type="float" office:value="161020" calcext:value-type="float">
            <text:p>161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table:style-name="Default" office:value-type="float" office:value="161022" calcext:value-type="float">
            <text:p>1610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NeilB (bought remotely)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CraigF (bought remotely)</text:p>
          </table:table-cell>
        </table:table-row>
        <table:table-row table:style-name="ro2">
          <table:table-cell office:value-type="float" office:value="161024" calcext:value-type="float">
            <text:p>16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1025" calcext:value-type="float">
            <text:p>161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1026" calcext:value-type="float">
            <text:p>161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raigF</text:p>
          </table:table-cell>
        </table:table-row>
        <table:table-row table:style-name="ro2">
          <table:table-cell office:value-type="float" office:value="161027" calcext:value-type="float">
            <text:p>161027</text:p>
          </table:table-cell>
          <table:table-cell office:value-type="float" office:value="-175" calcext:value-type="float">
            <text:p>-175</text:p>
          </table:table-cell>
          <table:table-cell table:style-name="ce5" office:value-type="string" calcext:value-type="string">
            <text:p>Refund StewartF (reduce balance)</text:p>
          </table:table-cell>
        </table:table-row>
        <table:table-row table:style-name="ro2">
          <table:table-cell office:value-type="float" office:value="161031" calcext:value-type="float">
            <text:p>161031</text:p>
          </table:table-cell>
          <table:table-cell office:value-type="float" office:value="675" calcext:value-type="float">
            <text:p>675</text:p>
          </table:table-cell>
          <table:table-cell table:style-name="ce3" office:value-type="string" calcext:value-type="string">
            <text:p>Fundraising quiz (paid into bank GeoffC)</text:p>
          </table:table-cell>
        </table:table-row>
        <table:table-row table:style-name="ro2">
          <table:table-cell office:value-type="float" office:value="161031" calcext:value-type="float">
            <text:p>1610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101" calcext:value-type="float">
            <text:p>161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1101" calcext:value-type="float">
            <text:p>161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MikeA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MikeA</text:p>
          </table:table-cell>
        </table:table-row>
        <table:table-row table:style-name="ro2">
          <table:table-cell office:value-type="float" office:value="161107" calcext:value-type="float">
            <text:p>161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EfosaO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EfosaO</text:p>
          </table:table-cell>
        </table:table-row>
        <table:table-row table:style-name="ro2">
          <table:table-cell office:value-type="float" office:value="161112" calcext:value-type="float">
            <text:p>161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-204" calcext:value-type="float">
            <text:p>-204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office:value-type="float" office:value="161117" calcext:value-type="float">
            <text:p>161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S</text:p>
          </table:table-cell>
        </table:table-row>
        <table:table-row table:style-name="ro2">
          <table:table-cell office:value-type="float" office:value="161121" calcext:value-type="float">
            <text:p>161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1123" calcext:value-type="float">
            <text:p>161123</text:p>
          </table:table-cell>
          <table:table-cell office:value-type="float" office:value="-260.16" calcext:value-type="float">
            <text:p>-260.1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2">
          <table:table-cell office:value-type="float" office:value="161125" calcext:value-type="float">
            <text:p>161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1130" calcext:value-type="float">
            <text:p>161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201" calcext:value-type="float">
            <text:p>161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table:style-name="Default" office:value-type="float" office:value="161203" calcext:value-type="float">
            <text:p>161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1203" calcext:value-type="float">
            <text:p>161203</text:p>
          </table:table-cell>
          <table:table-cell office:value-type="float" office:value="-2" calcext:value-type="float">
            <text:p>-2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table:style-name="Default" office:value-type="float" office:value="161203" calcext:value-type="float">
            <text:p>161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office:value-type="float" office:value="161203" calcext:value-type="float">
            <text:p>1612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office:value-type="float" office:value="161205" calcext:value-type="float">
            <text:p>161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1206" calcext:value-type="float">
            <text:p>1612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ikeA (to EwanM)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1211" calcext:value-type="float">
            <text:p>161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StewartF (SAFA cheque for fine)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SAFA (wrong team lines, cheque StewartF)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table:style-name="Default" office:value-type="float" office:value="161130" calcext:value-type="float">
            <text:p>16113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bo payment EwanM (bought four training tops)</text:p>
          </table:table-cell>
        </table:table-row>
        <table:table-row table:style-name="ro2">
          <table:table-cell office:value-type="float" office:value="161130" calcext:value-type="float">
            <text:p>161130</text:p>
          </table:table-cell>
          <table:table-cell office:value-type="float" office:value="-117" calcext:value-type="float">
            <text:p>-117</text:p>
          </table:table-cell>
          <table:table-cell table:style-name="ce2" office:value-type="string" calcext:value-type="string">
            <text:p>Miscellaneous spend EwanM (bought four training tops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EwanM (as GeoffC would not take petrol money so donate to club instead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RobD (as GeoffC would not take petrol money so donate to club instead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iscellaneous received AlanB (as GeoffC would not take petrol money so donate to club instead)</text:p>
          </table:table-cell>
        </table:table-row>
        <table:table-row table:style-name="ro2">
          <table:table-cell office:value-type="float" office:value="161215" calcext:value-type="float">
            <text:p>161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215" calcext:value-type="float">
            <text:p>16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220" calcext:value-type="float">
            <text:p>161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1221" calcext:value-type="float">
            <text:p>1612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1222" calcext:value-type="float">
            <text:p>161222</text:p>
          </table:table-cell>
          <table:table-cell office:value-type="float" office:value="-162.6" calcext:value-type="float">
            <text:p>-162.6</text:p>
          </table:table-cell>
          <table:table-cell table:style-name="ce7" office:value-type="string" calcext:value-type="string">
            <text:p>Facility ACC (Rubislaw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/>
      <number:text>/</number:text>
      <number:month/>
    </number:date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">
      <number:text>£</number:text>
      <number:number number:decimal-places="2" loext:min-decimal-places="2" number:min-integer-digits="1" number:grouping="true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09:40.4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6S</meta:editing-duration>
    <meta:editing-cycles>9</meta:editing-cycles>
    <meta:generator>LibreOffice/5.1.3.2$Windows_x86 LibreOffice_project/644e4637d1d8544fd9f56425bd6cec110e49301b</meta:generator>
    <dc:date>2017-01-05T15:10:08.527000000</dc:date>
    <meta:document-statistic meta:table-count="3" meta:cell-count="474" meta:object-count="0"/>
    <meta:user-defined meta:name="Info 1"/>
    <meta:user-defined meta:name="Info 2"/>
    <meta:user-defined meta:name="Info 3"/>
    <meta:user-defined meta:name="Info 4"/>
  </office:meta>
</office:document-meta>
</file>